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RTILLO PORTILLO, ELVIS M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9318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TILLO PORTILLO, ELVIS M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931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GAMARRA WIMBER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78</text:p>
          </table:table-cell>
          <table:table-cell table:style-name="Tabla2.A2" office:value-type="string">
            <text:p text:style-name="P7">163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42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